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e7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number-columns-repeated="28" table:default-cell-style-name="ce1"/>
        <table:table-column table:style-name="co10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 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Iteration 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8888900000000004" table:style-name="ce5">
            <text:p>0,88888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211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3.1111111111111112" table:style-name="ce7">
            <text:p>3,11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.6071428571428571" table:style-name="ce7">
            <text:p>0,61</text:p>
          </table:table-cell>
          <table:table-cell office:value-type="float" office:value="367" table:style-name="ce5">
            <text:p>367</text:p>
          </table:table-cell>
          <table:table-cell office:value-type="float" office:value="40.777777777777779" table:formula="of:=367/9" table:style-name="ce5">
            <text:p>40,77777778</text:p>
          </table:table-cell>
          <table:table-cell office:value-type="float" office:value="11" table:style-name="ce5">
            <text:p>11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8"/>
        </table:table-row>
        <table:table-row table:style-name="ro1">
          <table:table-cell office:value-type="string" table:style-name="ce5">
            <text:p>Iteration 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.6666666666666701" table:style-name="ce7">
            <text:p>1,6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838709677419355" table:formula="of:=15/31" table:style-name="ce7">
            <text:p>0,48</text:p>
          </table:table-cell>
          <table:table-cell office:value-type="float" office:value="39" table:style-name="ce5">
            <text:p>39</text:p>
          </table:table-cell>
          <table:table-cell office:value-type="float" office:value="17" table:style-name="ce5">
            <text:p>17</text:p>
          </table:table-cell>
          <table:table-cell office:value-type="float" office:value="4.333333333333333" table:formula="of:=39/9" table:style-name="ce5">
            <text:p>4,333333333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4358974358974359" table:formula="of:=17/39" table:style-name="ce5">
            <text:p>0,435897436</text:p>
          </table:table-cell>
          <table:table-cell office:value-type="float" office:value="811" table:style-name="ce5">
            <text:p>811</text:p>
          </table:table-cell>
          <table:table-cell office:value-type="float" office:value="90.111111111111114" table:formula="of:=811/9" table:style-name="ce5">
            <text:p>90,11111111</text:p>
          </table:table-cell>
          <table:table-cell office:value-type="float" office:value="12" table:style-name="ce5">
            <text:p>12</text:p>
          </table:table-cell>
          <table:table-cell office:value-type="float" office:value="195" table:style-name="ce5">
            <text:p>19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50" table:formula="of:= 817-367" table:style-name="ce5">
            <text:p>450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0.896623742738384</text:p>
          </table:table-cell>
          <table:table-cell office:value-type="string" table:style-name="ce5">
            <text:p>0.85610783661211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n</meta:initial-creator>
    <dc:creator>Pc</dc:creator>
    <meta:creation-date>2020-11-22T17:04:44Z</meta:creation-date>
    <dc:date>2020-12-22T20:01:40Z</dc:date>
  </office:meta>
</office:document-meta>
</file>